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2.198cm"/>
    </style:style>
    <style:style style:name="Tableau1.C" style:family="table-column">
      <style:table-column-properties style:column-width="0.801cm"/>
    </style:style>
    <style:style style:name="Tableau1.D" style:family="table-column">
      <style:table-column-properties style:column-width="5.0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214cm" fo:margin-left="0cm" table:align="left"/>
    </style:style>
    <style:style style:name="Tableau2.A" style:family="table-column">
      <style:table-column-properties style:column-width="1.097cm"/>
    </style:style>
    <style:style style:name="Tableau2.B" style:family="table-column">
      <style:table-column-properties style:column-width="4.11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4cm" fo:margin-left="0cm" table:align="left"/>
    </style:style>
    <style:style style:name="Tableau3.A" style:family="table-column">
      <style:table-column-properties style:column-width="1.097cm"/>
    </style:style>
    <style:style style:name="Tableau3.B" style:family="table-column">
      <style:table-column-properties style:column-width="4.1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214cm" fo:margin-left="0cm" table:align="left"/>
    </style:style>
    <style:style style:name="Tableau4.A" style:family="table-column">
      <style:table-column-properties style:column-width="1.097cm"/>
    </style:style>
    <style:style style:name="Tableau4.B" style:family="table-column">
      <style:table-column-properties style:column-width="4.11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214cm" fo:margin-left="0cm" table:align="left"/>
    </style:style>
    <style:style style:name="Tableau5.A" style:family="table-column">
      <style:table-column-properties style:column-width="1.097cm"/>
    </style:style>
    <style:style style:name="Tableau5.B" style:family="table-column">
      <style:table-column-properties style:column-width="4.117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14cm" fo:margin-left="0cm" table:align="left"/>
    </style:style>
    <style:style style:name="Tableau6.A" style:family="table-column">
      <style:table-column-properties style:column-width="1.097cm"/>
    </style:style>
    <style:style style:name="Tableau6.B" style:family="table-column">
      <style:table-column-properties style:column-width="4.117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214cm" fo:margin-left="0cm" table:align="left"/>
    </style:style>
    <style:style style:name="Tableau7.A" style:family="table-column">
      <style:table-column-properties style:column-width="1.097cm"/>
    </style:style>
    <style:style style:name="Tableau7.B" style:family="table-column">
      <style:table-column-properties style:column-width="4.117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fo:font-size="9pt" officeooo:paragraph-rsid="0010ffab" style:font-size-asian="9pt" style:font-size-complex="9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9pt" officeooo:rsid="00245578" officeooo:paragraph-rsid="00245578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officeooo:paragraph-rsid="00181f06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4pt" style:font-size-asian="4pt" style:font-size-complex="4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4pt" officeooo:paragraph-rsid="0027c88f" style:font-size-asian="4pt" style:font-size-complex="4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45578" style:font-size-asian="4pt" style:font-size-complex="4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4pt" officeooo:rsid="00245578" officeooo:paragraph-rsid="002fdadb" style:font-size-asian="4pt" style:font-size-complex="4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4pt" officeooo:rsid="002fdadb" officeooo:paragraph-rsid="002fdadb" style:font-size-asian="4pt" style:font-size-complex="4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4pt" style:font-size-asian="4pt" style:font-size-complex="4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4pt" officeooo:rsid="00305d2b" officeooo:paragraph-rsid="00305d2b" style:font-size-asian="4pt" style:font-size-complex="4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4pt" officeooo:rsid="00305d2b" officeooo:paragraph-rsid="00305d2b" style:font-size-asian="4pt" style:font-size-complex="4pt"/>
    </style:style>
    <style:style style:name="P13" style:family="paragraph" style:parent-style-name="Table_20_Contents">
      <style:paragraph-properties fo:text-align="center" style:justify-single-word="false"/>
      <style:text-properties fo:color="#c9211e" style:font-name="Copperplate Gothic Bold" fo:font-size="4pt" style:font-size-asian="4pt" style:font-size-complex="4pt"/>
    </style:style>
    <style:style style:name="P14" style:family="paragraph" style:parent-style-name="Table_20_Contents">
      <style:paragraph-properties fo:text-align="center" style:justify-single-word="false"/>
      <style:text-properties fo:color="#c9211e" style:font-name="Copperplate Gothic Bold" fo:font-size="4pt" officeooo:rsid="002fdadb" officeooo:paragraph-rsid="002fdadb" style:font-size-asian="4pt" style:font-size-complex="4pt"/>
    </style:style>
    <style:style style:name="P15" style:family="paragraph" style:parent-style-name="Table_20_Contents">
      <style:paragraph-properties fo:text-align="center" style:justify-single-word="false"/>
      <style:text-properties fo:color="#c9211e" style:font-name="Copperplate Gothic Bold" fo:font-size="4pt" officeooo:rsid="00245578" officeooo:paragraph-rsid="00245578" style:font-size-asian="4pt" style:font-size-complex="4pt"/>
    </style:style>
    <style:style style:name="P16" style:family="paragraph" style:parent-style-name="Table_20_Contents">
      <style:paragraph-properties fo:text-align="start" style:justify-single-word="false"/>
      <style:text-properties fo:color="#c9211e" style:font-name="Copperplate Gothic Bold" fo:font-size="4pt" style:font-size-asian="4pt" style:font-size-complex="4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4pt" officeooo:paragraph-rsid="0036022a" style:font-size-asian="4pt" style:font-size-complex="4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4pt" officeooo:rsid="002fdadb" officeooo:paragraph-rsid="0036022a" style:font-size-asian="4pt" style:font-size-complex="4pt"/>
    </style:style>
    <style:style style:name="P19" style:family="paragraph" style:parent-style-name="Footer">
      <style:text-properties style:font-name="Copperplate Gothic Bold" fo:font-size="6pt" officeooo:rsid="0036022a" officeooo:paragraph-rsid="0036022a" style:font-size-asian="5.25pt" style:font-size-complex="6pt"/>
    </style:style>
    <style:style style:name="T1" style:family="text">
      <style:text-properties officeooo:rsid="002c770c"/>
    </style:style>
    <style:style style:name="T2" style:family="text">
      <style:text-properties officeooo:rsid="0020961e"/>
    </style:style>
    <style:style style:name="T3" style:family="text">
      <style:text-properties officeooo:rsid="00181f06"/>
    </style:style>
    <style:style style:name="T4" style:family="text">
      <style:text-properties officeooo:rsid="00245578"/>
    </style:style>
    <style:style style:name="T5" style:family="text">
      <style:text-properties officeooo:rsid="002fdadb"/>
    </style:style>
    <style:style style:name="T6" style:family="text">
      <style:text-properties officeooo:rsid="00305d2b"/>
    </style:style>
    <style:style style:name="T7" style:family="text">
      <style:text-properties officeooo:rsid="00360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3">BANDE </text:span><text:span text:style-name="T5">2</text:span><text:span text:style-name="T4">8 M</text:span><text:span text:style-name="T2">hz</text:span></text:p>
      <text:p text:style-name="P3"><text:span text:style-name="T5">2</text:span>8.<text:span text:style-name="T5">000</text:span> à <text:span text:style-name="T5">29</text:span>.<text:span text:style-name="T5">700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Fréquence(<text:span text:style-name="T7">K</text:span>Hz)</text:p>
          </table:table-cell>
          <table:table-cell table:style-name="Tableau1.A1" office:value-type="string">
            <text:p text:style-name="P5">Bande passante max (Hz)</text:p>
          </table:table-cell>
          <table:table-cell table:style-name="Tableau1.A1" office:value-type="string">
            <text:p text:style-name="P5">Modes</text:p>
          </table:table-cell>
          <table:table-cell table:style-name="Tableau1.D1" office:value-type="string">
            <text:p text:style-name="P7">Usage</text:p>
          </table:table-cell>
        </table:table-row>
        <table:table-row>
          <table:table-cell table:style-name="Tableau1.A2" office:value-type="string">
            <text:p text:style-name="P17"><text:span text:style-name="T5">Bande de garde</text:span>28.000</text:p>
            <text:p text:style-name="P5"/>
            <text:p text:style-name="P5"/>
            <text:p text:style-name="P5">28.070</text:p>
          </table:table-cell>
          <table:table-cell table:style-name="Tableau1.A2" office:value-type="string">
            <text:p text:style-name="P7">200</text:p>
          </table:table-cell>
          <table:table-cell table:style-name="Tableau1.A2" office:value-type="string">
            <text:p text:style-name="P7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5">28.055</text:p>
                </table:table-cell>
                <table:table-cell table:style-name="Tableau2.B1" office:value-type="string">
                  <text:p text:style-name="P10">Centre d'activité QRS CW</text:p>
                </table:table-cell>
              </table:table-row>
              <table:table-row>
                <table:table-cell table:style-name="Tableau2.A2" office:value-type="string">
                  <text:p text:style-name="P9">28.060</text:p>
                </table:table-cell>
                <table:table-cell table:style-name="Tableau2.B2" office:value-type="string">
                  <text:p text:style-name="P10">Centre d'activité QRP CW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2" office:value-type="string">
            <text:p text:style-name="P5">28.070</text:p>
            <text:p text:style-name="P5"/>
            <text:p text:style-name="P5"/>
            <text:p text:style-name="P5"/>
            <text:p text:style-name="P5"/>
            <text:p text:style-name="P5">28.190</text:p>
          </table:table-cell>
          <table:table-cell table:style-name="Tableau1.A2" office:value-type="string">
            <text:p text:style-name="P7">500</text:p>
          </table:table-cell>
          <table:table-cell table:style-name="Tableau1.A2" office:value-type="string">
            <text:p text:style-name="P5">Mode</text:p>
            <text:p text:style-name="P5">bande</text:p>
            <text:p text:style-name="P5">étroite</text:p>
          </table:table-cell>
          <table:table-cell table:style-name="Tableau1.D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5">28.07028.120</text:p>
                </table:table-cell>
                <table:table-cell table:style-name="Tableau3.B1" office:value-type="string">
                  <text:p text:style-name="P10">Digimodes</text:p>
                </table:table-cell>
              </table:table-row>
              <table:table-row>
                <table:table-cell table:style-name="Tableau3.A2" office:value-type="string">
                  <text:p text:style-name="P5">28.120 28.150</text:p>
                </table:table-cell>
                <table:table-cell table:style-name="Tableau3.B2" office:value-type="string">
                  <text:p text:style-name="P10">Digimodes, stations auto. numériques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2" office:value-type="string">
            <text:p text:style-name="P13">28.190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28.225</text:p>
          </table:table-cell>
          <table:table-cell table:style-name="Tableau1.A2" office:value-type="string">
            <text:p text:style-name="P14">IPB</text:p>
          </table:table-cell>
          <table:table-cell table:style-name="Tableau1.A2" office:value-type="string">
            <text:p text:style-name="P15"/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3">28.190 28.199</text:p>
                </table:table-cell>
                <table:table-cell table:style-name="Tableau4.B1" office:value-type="string">
                  <text:p text:style-name="P16">Balises régionales en temps partagé</text:p>
                </table:table-cell>
              </table:table-row>
              <table:table-row>
                <table:table-cell table:style-name="Tableau4.A2" office:value-type="string">
                  <text:p text:style-name="P13">28.199 <text:s/>28.201</text:p>
                </table:table-cell>
                <table:table-cell table:style-name="Tableau4.B2" office:value-type="string">
                  <text:p text:style-name="P16">Balises internat. en temps partagé</text:p>
                </table:table-cell>
              </table:table-row>
              <table:table-row>
                <table:table-cell table:style-name="Tableau4.A2" office:value-type="string">
                  <text:p text:style-name="P13">28.201 28.225</text:p>
                </table:table-cell>
                <table:table-cell table:style-name="Tableau4.B2" office:value-type="string">
                  <text:p text:style-name="P16">Balises en service continu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au1.A2" office:value-type="string">
            <text:p text:style-name="P8">28.225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29.000</text:p>
          </table:table-cell>
          <table:table-cell table:style-name="Tableau1.A2" office:value-type="string">
            <text:p text:style-name="P9">2700</text:p>
          </table:table-cell>
          <table:table-cell table:style-name="Tableau1.A2" office:value-type="string">
            <text:p text:style-name="P9">Tous modes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5">28.225 <text:s text:c="2"/>28.300</text:p>
                </table:table-cell>
                <table:table-cell table:style-name="Tableau5.B1" office:value-type="string">
                  <text:p text:style-name="P11">Balises</text:p>
                </table:table-cell>
              </table:table-row>
              <table:table-row>
                <table:table-cell table:style-name="Tableau5.A2" office:value-type="string">
                  <text:p text:style-name="P5">28.300 <text:s/>28.320</text:p>
                </table:table-cell>
                <table:table-cell table:style-name="Tableau5.B2" office:value-type="string">
                  <text:p text:style-name="P10">Digimodes, stations auto. numériques</text:p>
                </table:table-cell>
              </table:table-row>
              <table:table-row>
                <table:table-cell table:style-name="Tableau5.A2" office:value-type="string">
                  <text:p text:style-name="P5">28.330</text:p>
                </table:table-cell>
                <table:table-cell table:style-name="Tableau5.B2" office:value-type="string">
                  <text:p text:style-name="P10">Centre d'activité voix numérique</text:p>
                </table:table-cell>
              </table:table-row>
              <table:table-row>
                <table:table-cell table:style-name="Tableau5.A2" office:value-type="string">
                  <text:p text:style-name="P12">28.360</text:p>
                </table:table-cell>
                <table:table-cell table:style-name="Tableau5.B2" office:value-type="string">
                  <text:p text:style-name="P5">Centre activité QRP SSB</text:p>
                </table:table-cell>
              </table:table-row>
              <table:table-row>
                <table:table-cell table:style-name="Tableau5.A2" office:value-type="string">
                  <text:p text:style-name="P12">28.680</text:p>
                </table:table-cell>
                <table:table-cell table:style-name="Tableau5.B2" office:value-type="string">
                  <text:p text:style-name="P5"/>
                </table:table-cell>
              </table:table-row>
            </table:table>
            <text:p text:style-name="P6"/>
          </table:table-cell>
        </table:table-row>
        <table:table-row>
          <table:table-cell table:style-name="Tableau1.A2" office:value-type="string">
            <text:p text:style-name="P7">29.000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29.510</text:p>
          </table:table-cell>
          <table:table-cell table:style-name="Tableau1.A2" office:value-type="string">
            <text:p text:style-name="P9">2700</text:p>
          </table:table-cell>
          <table:table-cell table:style-name="Tableau1.A2" office:value-type="string">
            <text:p text:style-name="P9">Tous modes</text:p>
          </table:table-cell>
          <table:table-cell table:style-name="Tableau1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"><text:span text:style-name="T6">2</text:span>9.000 29.100</text:p>
                </table:table-cell>
                <table:table-cell table:style-name="Tableau6.B1" office:value-type="string">
                  <text:p text:style-name="P10">BP max. augmentée de 2700 Hz à 6000 Hz</text:p>
                </table:table-cell>
              </table:table-row>
              <table:table-row>
                <table:table-cell table:style-name="Tableau6.A2" office:value-type="string">
                  <text:p text:style-name="P5">29.100 29.200</text:p>
                </table:table-cell>
                <table:table-cell table:style-name="Tableau6.B2" office:value-type="string">
                  <text:p text:style-name="P10">Simplex FM -Canaux espacés de 10 kHz</text:p>
                </table:table-cell>
              </table:table-row>
              <table:table-row>
                <table:table-cell table:style-name="Tableau6.A2" office:value-type="string">
                  <text:p text:style-name="P5">29.200 <text:s/>29.300</text:p>
                </table:table-cell>
                <table:table-cell table:style-name="Tableau6.B2" office:value-type="string">
                  <text:p text:style-name="P10">Digimodes, stations auto. numériques</text:p>
                </table:table-cell>
              </table:table-row>
              <table:table-row>
                <table:table-cell table:style-name="Tableau6.A2" office:value-type="string">
                  <text:p text:style-name="P5">29.300 29.510</text:p>
                </table:table-cell>
                <table:table-cell table:style-name="Tableau6.B2" office:value-type="string">
                  <text:p text:style-name="P10">Levée de la restriction liaison satellite <text:span text:style-name="T6">descendante</text:span></text:p>
                </table:table-cell>
              </table:table-row>
            </table:table>
            <text:p text:style-name="P6"/>
          </table:table-cell>
        </table:table-row>
        <table:table-row>
          <table:table-cell table:style-name="Tableau1.A2" office:value-type="string">
            <text:p text:style-name="P7">29.510</text:p>
            <text:p text:style-name="P7">29.520</text:p>
          </table:table-cell>
          <table:table-cell table:style-name="Tableau1.D2" table:number-columns-spanned="3" office:value-type="string">
            <text:p text:style-name="P18">Bande de gard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7">29.520</text:p>
            <text:p text:style-name="P7"/>
            <text:p text:style-name="P7"/>
            <text:p text:style-name="P7"/>
            <text:p text:style-name="P7">29.700</text:p>
          </table:table-cell>
          <table:table-cell table:style-name="Tableau1.A2" office:value-type="string">
            <text:p text:style-name="P9">6000</text:p>
          </table:table-cell>
          <table:table-cell table:style-name="Tableau1.A2" office:value-type="string">
            <text:p text:style-name="P9">Tous modes</text:p>
          </table:table-cell>
          <table:table-cell table:style-name="Tableau1.D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5">29.520 <text:s/>29.590</text:p>
                </table:table-cell>
                <table:table-cell table:style-name="Tableau7.B1" office:value-type="string">
                  <text:p text:style-name="P10">Entrée relais FM (RH1-RH8) </text:p>
                </table:table-cell>
              </table:table-row>
              <table:table-row>
                <table:table-cell table:style-name="Tableau7.A2" office:value-type="string">
                  <text:p text:style-name="P5">29.600</text:p>
                </table:table-cell>
                <table:table-cell table:style-name="Tableau7.B2" office:value-type="string">
                  <text:p text:style-name="P10"><text:s/>Fréquence d'appel FM</text:p>
                </table:table-cell>
              </table:table-row>
              <table:table-row>
                <table:table-cell table:style-name="Tableau7.A2" office:value-type="string">
                  <text:p text:style-name="P5">29.610</text:p>
                </table:table-cell>
                <table:table-cell table:style-name="Tableau7.B2" office:value-type="string">
                  <text:p text:style-name="P10">Simplex FM <text:s/>pour relais perroquet <text:s/>(entrée et sortie)</text:p>
                </table:table-cell>
              </table:table-row>
              <table:table-row>
                <table:table-cell table:style-name="Tableau7.A2" office:value-type="string">
                  <text:p text:style-name="P5">29.620 <text:s/>29.700</text:p>
                </table:table-cell>
                <table:table-cell table:style-name="Tableau7.B2" office:value-type="string">
                  <text:p text:style-name="P10">Sortie relais FM (RH1 -RH8)</text:p>
                </table:table-cell>
              </table:table-row>
            </table:table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6022a" officeooo:paragraph-rsid="0036022a" style:font-size-asian="5.25pt" style:font-size-complex="6pt"/>
    </style:style>
    <style:style style:name="MP2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c770c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Bande28MHz_france</text:file-name><text:tab/><text:date style:data-style-name="N37" text:date-value="2022-08-14T09:24:50.982999885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09:24:50.889000000</dc:date>
    <meta:editing-duration>PT2H23M11S</meta:editing-duration>
    <meta:editing-cycles>16</meta:editing-cycles>
    <meta:generator>LibreOffice/6.4.0.3$Windows_X86_64 LibreOffice_project/b0a288ab3d2d4774cb44b62f04d5d28733ac6df8</meta:generator>
    <meta:print-date>2022-07-01T15:35:48.369000000</meta:print-date>
    <meta:document-statistic meta:table-count="7" meta:image-count="0" meta:object-count="0" meta:page-count="1" meta:paragraph-count="75" meta:word-count="175" meta:character-count="1112" meta:non-whitespace-character-count="1001"/>
  </office:meta>
</office:document-meta>
</file>